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4]-[.F14]" office:value-type="float" office:value="1350" calcext:value-type="float">
            <text:p>1.350,00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1350" calcext:value-type="float">
            <text:p>1.350,00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5.585902515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5.5879724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3:28</meta:creation-date>
    <dc:date>2025-09-01T14:07:35.940635875</dc:date>
    <meta:print-date>2019-09-20T16:21:56.762000000</meta:print-date>
    <dc:language>pt-PT</dc:language>
    <meta:editing-cycles>809</meta:editing-cycles>
    <meta:editing-duration>P3DT18H49M13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